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8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3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cm" fo:min-width="3.31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1cm" fo:min-width="3.36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d428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edce6" draw:textarea-horizontal-align="justify" draw:textarea-vertical-align="middle" draw:auto-grow-height="false" fo:min-height="1.546cm" fo:min-width="2.19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277cm" fo:min-width="0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092cm" fo:min-width="2.04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536cm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0.644cm" fo:min-width="1.735cm" fo:wrap-option="wrap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0" style:family="graphic" style:parent-style-name="standard">
      <style:graphic-properties draw:fill="solid" draw:fill-color="#168253" draw:textarea-horizontal-align="justify" draw:textarea-vertical-align="middle" draw:auto-grow-height="false" fo:min-height="1.542cm" fo:min-width="2.936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1cm" fo:min-width="3.292cm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b4c7dc" draw:textarea-horizontal-align="justify" draw:textarea-vertical-align="middle" draw:auto-grow-height="false" fo:min-height="1.868cm" fo:min-width="2.781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ffa6a6" draw:textarea-horizontal-align="justify" draw:textarea-vertical-align="middle" draw:auto-grow-height="false" fo:min-height="1.937cm" fo:min-width="2.78cm" style:writing-mode="lr-tb" loext:decorative="false"/>
      <style:paragraph-properties style:writing-mode="lr-tb"/>
    </style:style>
    <style:style style:name="gr24" style:family="graphic" style:parent-style-name="standard">
      <style:graphic-properties draw:fill="gradient" draw:fill-gradient-name="Gradient_20_1" draw:gradient-step-count="0" draw:textarea-horizontal-align="justify" draw:textarea-vertical-align="middle" draw:auto-grow-height="false" fo:min-height="1.868cm" fo:min-width="2.781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7" style:family="graphic" style:parent-style-name="standard">
      <style:graphic-properties draw:fill="solid" draw:fill-color="#b7b3ca" draw:textarea-horizontal-align="justify" draw:textarea-vertical-align="middle" draw:auto-grow-height="false" fo:min-height="6.1cm" fo:min-width="5.85cm" loext:decorative="false"/>
      <style:paragraph-properties style:writing-mode="lr-tb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d428"/>
      <style:paragraph-properties fo:text-align="center" style:writing-mode="lr-tb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dedce6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ffffd7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0pt" style:font-size-complex="10pt"/>
    </style:style>
    <style:style style:name="P13" style:family="paragraph">
      <loext:graphic-properties draw:fill="solid" draw:fill-color="#ffffd7"/>
      <style:paragraph-properties fo:text-align="center" style:writing-mode="lr-tb"/>
      <style:text-properties fo:font-size="12pt" style:font-size-asian="10pt" style:font-size-complex="10pt"/>
    </style:style>
    <style:style style:name="P14" style:family="paragraph">
      <loext:graphic-properties draw:fill="solid" draw:fill-color="#168253"/>
      <style:paragraph-properties fo:text-align="center" style:writing-mode="lr-tb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solid" draw:fill-color="#b4c7dc"/>
      <style:paragraph-properties fo:text-align="center" style:writing-mode="lr-tb"/>
      <style:text-properties fo:font-size="12pt"/>
    </style:style>
    <style:style style:name="P17" style:family="paragraph">
      <loext:graphic-properties draw:fill="solid" draw:fill-color="#ffa6a6"/>
      <style:paragraph-properties fo:text-align="center" style:writing-mode="lr-tb"/>
      <style:text-properties fo:font-size="12pt"/>
    </style:style>
    <style:style style:name="P18" style:family="paragraph">
      <loext:graphic-properties draw:fill="gradient" draw:fill-gradient-name="Gradient_20_1" draw:gradient-step-count="0"/>
      <style:paragraph-properties fo:text-align="center" style:writing-mode="lr-tb"/>
      <style:text-properties fo:font-size="12pt"/>
    </style:style>
    <style:style style:name="P19" style:family="paragraph">
      <loext:graphic-properties draw:fill="solid" draw:fill-color="#b7b3ca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3cm" svg:x="8.57cm" svg:y="4.82cm">
          <text:p text:style-name="P1"><text:span text:style-name="T1">testd/src/</text:span><text:span text:style-name="T2">log2cfg.pl</text:span></text:p>
          <text:p text:style-name="P1"><text:span text:style-name="T1">(bin/log2cfg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2.54cm" svg:x="8.62cm" svg:y="8.62cm">
          <text:p text:style-name="P3"><text:span text:style-name="T1">testd/src/</text:span></text:p>
          <text:p text:style-name="P3">testd.pl</text:p>
          <text:p text:style-name="P3"><text:span text:style-name="T1">(bin/testd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2.55cm" svg:x="8.62cm" svg:y="12.42cm">
          <text:p text:style-name="P3"><text:span text:style-name="T1">set_screen/src/</text:span>app.cgi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6cm" svg:height="2.56cm" svg:x="8.57cm" svg:y="16.22cm">
          <text:p text:style-name="P3"><text:span text:style-name="T1">set_screen/src/</text:span></text:p>
          <text:p text:style-name="P3">app.cgi</text:p>
          <text:p text:style-name="P3"><text:span text:style-name="T1">(bin/set_screen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27cm" svg:x="8.57cm" svg:y="20.72cm">
          <text:p text:style-name="P3">http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2.54cm" svg:x="8.62cm" svg:y="1cm">
          <text:p text:style-name="P6"><text:span text:style-name="T1">testd/ref/</text:span></text:p>
          <text:p text:style-name="P6"><text:span text:style-name="T1">lo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0.525cm" svg:y1="3.54cm" svg:x2="10.525cm" svg:y2="4.81cm">
          <text:p/>
        </draw:line>
        <draw:line draw:style-name="gr8" draw:text-style-name="P8" draw:layer="layout" svg:x1="10.525cm" svg:y1="11.16cm" svg:x2="10.525cm" svg:y2="12.43cm">
          <text:p/>
        </draw:line>
        <draw:custom-shape draw:style-name="gr9" draw:text-style-name="P3" draw:layer="layout" svg:width="0.635cm" svg:height="1.905cm" svg:x="10.207cm" svg:y="18.7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0.635cm" svg:height="1.905cm" svg:x="10.207cm" svg:y="21.9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2.54cm" svg:height="2.54cm" svg:x="3.54cm" svg:y="3.04cm">
          <text:p text:style-name="P6"><text:span text:style-name="T1">testd/src/readers/</text:span></text:p>
          <text:p text:style-name="P6"><text:span text:style-name="T1">driv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9" draw:layer="layout" svg:width="2.54cm" svg:height="2.54cm" svg:x="3.541cm" svg:y="5.641cm">
          <text:p text:style-name="P6"><text:span text:style-name="T1">testd/src/writers/</text:span></text:p>
          <text:p text:style-name="P6"><text:span text:style-name="T1">driv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draw:layer="layout" svg:width="2.54cm" svg:height="0.318cm" svg:x="6.08cm" svg:y="4.82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3" draw:layer="layout" svg:width="2.54cm" svg:height="0.318cm" svg:x="6.081cm" svg:y="6.4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8" draw:layer="layout" svg:x1="12.43cm" svg:y1="10.207cm" svg:x2="14.97cm" svg:y2="11.16cm">
          <text:p/>
        </draw:line>
        <draw:line draw:style-name="gr13" draw:text-style-name="P8" draw:layer="layout" svg:x1="12.43cm" svg:y1="13.7cm" svg:x2="14.97cm" svg:y2="14.652cm">
          <text:p/>
        </draw:line>
        <draw:line draw:style-name="gr14" draw:text-style-name="P8" draw:layer="layout" svg:x1="14.97cm" svg:y1="15.287cm" svg:x2="12.43cm" svg:y2="16.875cm">
          <text:p/>
        </draw:line>
        <draw:line draw:style-name="gr15" draw:text-style-name="P8" draw:layer="layout" svg:x1="6.08cm" svg:y1="15.287cm" svg:x2="8.62cm" svg:y2="16.875cm">
          <text:p/>
        </draw:line>
        <draw:line draw:style-name="gr16" draw:text-style-name="P8" draw:layer="layout" svg:x1="8.62cm" svg:y1="14.017cm" svg:x2="6.08cm" svg:y2="14.652cm">
          <text:p/>
        </draw:line>
        <draw:custom-shape draw:style-name="gr10" draw:text-style-name="P9" draw:layer="layout" svg:width="2.54cm" svg:height="2.54cm" svg:x="3.542cm" svg:y="8.442cm">
          <text:p text:style-name="P6"><text:span text:style-name="T1">testd/src/tests/</text:span></text:p>
          <text:p text:style-name="P6"><text:span text:style-name="T1">driv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draw:layer="layout" svg:width="2.54cm" svg:height="0.318cm" svg:x="6.082cm" svg:y="9.62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1" draw:layer="layout" svg:width="3.175cm" svg:height="1.27cm" svg:x="2.787cm" svg:y="11.36cm">
          <text:p text:style-name="P10"><text:span text:style-name="T3">Command</text:span></text:p>
          <text:p text:style-name="P10"><text:span text:style-name="T3">lin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064.9874055416 359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8" draw:text-style-name="P8" draw:layer="layout" svg:x1="12.43cm" svg:y1="6.08cm" svg:x2="14.97cm" svg:y2="7.35cm">
          <text:p/>
        </draw:line>
        <draw:line draw:style-name="gr19" draw:text-style-name="P8" draw:layer="layout" svg:x1="14.97cm" svg:y1="7.985cm" svg:x2="12.43cm" svg:y2="9.572cm">
          <text:p/>
        </draw:line>
        <draw:custom-shape draw:style-name="gr17" draw:text-style-name="P13" draw:layer="layout" svg:width="3.175cm" svg:height="1.27cm" svg:x="14.627cm" svg:y="2.177cm">
          <text:p text:style-name="P12"><text:span text:style-name="T3">User</text:span></text:p>
          <text:p text:style-name="P12"><text:span text:style-name="T3">config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663.9798488665 60517.38788355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4" draw:layer="layout" svg:width="3.81cm" svg:height="2.54cm" svg:x="8.62cm" svg:y="23.86cm">
          <text:p text:style-name="P3">(Browser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9" draw:layer="layout" svg:width="6.35cm" svg:height="1.27cm" svg:x="13.7cm" svg:y="17.51cm">
          <text:p text:style-name="P6"><text:span text:style-name="T1">set_screen/lib/messages.htm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6" draw:layer="layout" svg:width="3.81cm" svg:height="3.175cm" svg:x="14.97cm" svg:y="9.89cm">
          <text:p text:style-name="P15"><text:span text:style-name="T4">testd/logs/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3" draw:text-style-name="P17" draw:layer="layout" svg:width="3.809cm" svg:height="3.278cm" svg:x="14.971cm" svg:y="13.382cm">
          <text:p text:style-name="P15"><text:span text:style-name="T4">set_screen/messages/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3" draw:text-style-name="P17" draw:layer="layout" svg:width="3.809cm" svg:height="3.278cm" svg:x="2.271cm" svg:y="13.377cm">
          <text:p text:style-name="P15"><text:span text:style-name="T4">set_screen/URLs/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4" draw:text-style-name="P18" draw:layer="layout" svg:width="3.81cm" svg:height="3.175cm" svg:x="14.971cm" svg:y="5.785cm">
          <text:p text:style-name="P15"><text:span text:style-name="T4">testd/cfg/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5" draw:text-style-name="P8" draw:layer="layout" svg:x1="13.7cm" svg:y1="18.145cm" svg:x2="12.43cm" svg:y2="18.145cm">
          <text:p/>
        </draw:line>
        <draw:line draw:style-name="gr26" draw:text-style-name="P8" draw:layer="layout" svg:x1="7.35cm" svg:y1="18.145cm" svg:x2="8.62cm" svg:y2="18.145cm">
          <text:p/>
        </draw:line>
        <draw:custom-shape draw:style-name="gr21" draw:text-style-name="P9" draw:layer="layout" svg:width="6.35cm" svg:height="1.27cm" svg:x="1.001cm" svg:y="17.511cm">
          <text:p text:style-name="P6"><text:span text:style-name="T1">set_screen/lib/URLs.htm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7" draw:text-style-name="P19" draw:layer="layout" svg:width="6.35cm" svg:height="6.35cm" svg:x="13.7cm" svg:y="20.05cm">
          <text:p text:style-name="P3">testd &amp; set_screen</text:p>
          <text:p text:style-name="P3"/>
          <text:p text:style-name="P3"><text:span text:style-name="T1">2024-08-03</text:span></text:p>
          <text:p text:style-name="P3"><text:span text:style-name="T1">Christopher Caldwel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a6" draw:end-color="#ffd7d7" draw:start-intensity="100%" draw:end-intensity="100%" draw:angle="30deg" draw:border="0%">
      <loext:gradient-stop svg:offset="0" loext:color-type="rgb" loext:color-value="#ffffa6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5:11:18.716145418</meta:creation-date>
    <meta:print-date>2024-09-03T21:12:09.187500542</meta:print-date>
    <dc:date>2024-09-03T21:12:18.042899111</dc:date>
    <meta:editing-duration>PT14M40S</meta:editing-duration>
    <meta:editing-cycles>6</meta:editing-cycles>
    <meta:generator>LibreOffice/24.2.5.2$Linux_X86_64 LibreOffice_project/420$Build-2</meta:generator>
    <meta:printed-by>PDF files</meta:printed-by>
    <meta:document-statistic meta:object-count="35"/>
  </office:meta>
</office:document-meta>
</file>